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aa95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125">
      <style:table-cell-properties style:diagonal-bl-tr="none" style:diagonal-tl-br="none" fo:border="0.06pt solid #000000" fo:padding="0.028in" style:rotation-align="none"/>
    </style:style>
    <style:style style:name="ce5" style:family="table-cell" style:parent-style-name="Default" style:data-style-name="N125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Chart 1" draw:style-name="gr1" draw:text-style-name="P1" svg:width="5.9665in" svg:height="4.5339in" svg:x="0.065in" svg:y="1.235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draw:text-style-name="P1" svg:width="5.9665in" svg:height="4.5339in" svg:x="6.376in" svg:y="1.1827in">
            <draw:object draw:notify-on-update-of-ranges="Sheet1.A2:Sheet1.A5 Sheet1.B1:Sheet1.B1 Sheet1.B2:Sheet1.B5 Sheet1.C1:Sheet1.C1 Sheet1.C2:Sheet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3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number-columns-repeated="4"/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row1</text:p>
          </table:table-cell>
          <table:table-cell table:style-name="ce4" office:value-type="float" office:value="54646" calcext:value-type="float">
            <text:p>54,646.00 </text:p>
          </table:table-cell>
          <table:table-cell table:style-name="ce4" office:value-type="float" office:value="21345" calcext:value-type="float">
            <text:p>21,345.00 </text:p>
          </table:table-cell>
          <table:table-cell table:number-columns-repeated="4"/>
          <table:table-cell table:style-name="ce2" office:value-type="string" calcext:value-type="string">
            <text:p>row1</text:p>
          </table:table-cell>
          <table:table-cell table:style-name="ce4" office:value-type="float" office:value="54646" calcext:value-type="float">
            <text:p>54,646.00 </text:p>
          </table:table-cell>
          <table:table-cell table:style-name="ce4" office:value-type="float" office:value="21345" calcext:value-type="float">
            <text:p>21,345.00 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row2</text:p>
          </table:table-cell>
          <table:table-cell table:style-name="ce4" office:value-type="float" office:value="44654" calcext:value-type="float">
            <text:p>44,654.00 </text:p>
          </table:table-cell>
          <table:table-cell table:style-name="ce4" office:value-type="float" office:value="54656" calcext:value-type="float">
            <text:p>54,656.00 </text:p>
          </table:table-cell>
          <table:table-cell table:number-columns-repeated="4"/>
          <table:table-cell table:style-name="ce2" office:value-type="string" calcext:value-type="string">
            <text:p>row2</text:p>
          </table:table-cell>
          <table:table-cell table:style-name="ce4" office:value-type="float" office:value="44654" calcext:value-type="float">
            <text:p>44,654.00 </text:p>
          </table:table-cell>
          <table:table-cell table:style-name="ce4" office:value-type="float" office:value="54656" calcext:value-type="float">
            <text:p>54,656.00 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row3</text:p>
          </table:table-cell>
          <table:table-cell table:style-name="ce4" office:value-type="float" office:value="66666" calcext:value-type="float">
            <text:p>66,666.00 </text:p>
          </table:table-cell>
          <table:table-cell table:style-name="ce4" office:value-type="float" office:value="44563" calcext:value-type="float">
            <text:p>44,563.00 </text:p>
          </table:table-cell>
          <table:table-cell table:number-columns-repeated="4"/>
          <table:table-cell table:style-name="ce2" office:value-type="string" calcext:value-type="string">
            <text:p>row3</text:p>
          </table:table-cell>
          <table:table-cell table:style-name="ce4" office:value-type="float" office:value="66666" calcext:value-type="float">
            <text:p>66,666.00 </text:p>
          </table:table-cell>
          <table:table-cell table:style-name="ce4" office:value-type="float" office:value="44563" calcext:value-type="float">
            <text:p>44,563.00 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table:formula="of:=SUM([.B2:.B4])" office:value-type="float" office:value="165966" calcext:value-type="float">
            <text:p>165,966.00 </text:p>
          </table:table-cell>
          <table:table-cell table:style-name="ce5" table:formula="of:=SUM([.C2:.C4])" office:value-type="float" office:value="120564" calcext:value-type="float">
            <text:p>120,564.00 </text:p>
          </table:table-cell>
          <table:table-cell table:number-columns-repeated="4"/>
          <table:table-cell table:style-name="ce2" office:value-type="string" calcext:value-type="string">
            <text:p>sum</text:p>
          </table:table-cell>
          <table:table-cell table:style-name="ce5" table:formula="of:=SUM([.I2:.I4])" office:value-type="float" office:value="165966" calcext:value-type="float">
            <text:p>165,966.00 </text:p>
          </table:table-cell>
          <table:table-cell table:style-name="ce5" table:formula="of:=SUM([.J2:.J4])" office:value-type="float" office:value="120564" calcext:value-type="float">
            <text:p>120,564.00 </text:p>
          </table:table-cell>
          <table:table-cell table:number-columns-repeated="247"/>
        </table:table-row>
        <table:table-row table:style-name="ro2" table:number-rows-repeated="1048570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7:25:56.634797700</meta:creation-date>
    <dc:date>2021-03-12T10:43:47.228499985</dc:date>
    <meta:editing-cycles>5</meta:editing-cycles>
    <meta:editing-duration>PT10M14S</meta:editing-duration>
    <meta:document-statistic meta:table-count="1" meta:cell-count="30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style:style style:name="ch1" style:family="chart">
      <style:graphic-properties draw:stroke="none" svg:stroke-color="#f7f7f7"/>
    </style:style>
    <style:style style:name="ch2" style:family="chart">
      <style:chart-properties chart:auto-position="true"/>
      <style:graphic-properties draw:stroke="none" svg:stroke-color="#f7f7f7" draw:fill="none" draw:fill-color="#000000"/>
      <style:text-properties fo:color="#f7f7f7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f7f7f7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1" chart:tick-mark-position="at-axis"/>
      <style:graphic-properties svg:stroke-color="#f7f7f7"/>
      <style:text-properties fo:font-size="10pt" style:font-size-asian="10pt" style:font-size-complex="10pt"/>
    </style:style>
    <style:style style:name="ch6" style:family="chart" style:data-style-name="N125">
      <style:chart-properties chart:link-data-style-to-source="true"/>
      <style:graphic-properties draw:stroke="none" svg:stroke-color="#f7f7f7" draw:fill-color="#004586"/>
      <style:text-properties fo:font-size="10pt" style:font-size-asian="10pt" style:font-size-complex="10pt"/>
    </style:style>
    <style:style style:name="ch7" style:family="chart">
      <style:chart-properties chart:solid-type="cuboid">
        <chart:label-separator>
          <text:p><text:line-break/></text:p>
        </chart:label-separator>
      </style:chart-properties>
      <style:graphic-properties draw:fill-color="#004586"/>
    </style:style>
    <style:style style:name="ch8" style:family="chart">
      <style:chart-properties chart:solid-type="cuboid">
        <chart:label-separator>
          <text:p><text:line-break/></text:p>
        </chart:label-separator>
      </style:chart-properties>
      <style:graphic-properties draw:fill-color="#ff420e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  <style:graphic-properties draw:fill-color="#ffd320"/>
    </style:style>
    <style:style style:name="ch10" style:family="chart">
      <style:chart-properties chart:solid-type="cuboid">
        <chart:label-separator>
          <text:p><text:line-break/></text:p>
        </chart:label-separator>
      </style:chart-properties>
      <style:graphic-properties draw:fill-color="#579d1c"/>
    </style:style>
    <style:style style:name="ch11" style:family="chart" style:data-style-name="N125">
      <style:chart-properties chart:link-data-style-to-source="true"/>
      <style:graphic-properties draw:stroke="none" svg:stroke-color="#f7f7f7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156cm" svg:height="11.517cm" xlink:href=".." xlink:type="simple" chart:class="chart:circle" chart:style-name="ch1">
        <chart:legend chart:legend-position="end" svg:x="13.687cm" svg:y="4.712cm" style:legend-expansion="high" chart:style-name="ch2"/>
        <chart:plot-area chart:style-name="ch3" table:cell-range-address="Sheet1.A1:Sheet1.C5" chart:data-source-has-labels="both" svg:x="0.303cm" svg:y="0.23cm" svg:width="13.081cm" svg:height="11.057cm">
          <chartooo:coordinate-region svg:x="1.315cm" svg:y="0.231cm" svg:width="11.056cm" svg:height="11.05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/>
          <chart:series chart:style-name="ch6" chart:values-cell-range-address="Sheet1.B2:Sheet1.B5" chart:label-cell-address="Sheet1.B1:Sheet1.B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C2:Sheet1.C5" chart:label-cell-address="Sheet1.C1:Sheet1.C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2</text:p>
                <draw:g>
                  <svg:desc>Sheet1.B1:Sheet1.B1</svg:desc>
                </draw:g>
              </table:table-cell>
              <table:table-cell office:value-type="string">
                <text:p>col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1</text:p>
                <draw:g>
                  <svg:desc>Sheet1.A2:Sheet1.A5</svg:desc>
                </draw:g>
              </table:table-cell>
              <table:table-cell office:value-type="float" office:value="54646">
                <text:p>54646</text:p>
                <draw:g>
                  <svg:desc>Sheet1.B2:Sheet1.B5</svg:desc>
                </draw:g>
              </table:table-cell>
              <table:table-cell office:value-type="float" office:value="21345">
                <text:p>21345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w2</text:p>
              </table:table-cell>
              <table:table-cell office:value-type="float" office:value="44654">
                <text:p>44654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row3</text:p>
              </table:table-cell>
              <table:table-cell office:value-type="float" office:value="66666">
                <text:p>66666</text:p>
              </table:table-cell>
              <table:table-cell office:value-type="float" office:value="44563">
                <text:p>44563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165966">
                <text:p>165966</text:p>
              </table:table-cell>
              <table:table-cell office:value-type="float" office:value="120564">
                <text:p>120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style:style style:name="ch1" style:family="chart">
      <style:graphic-properties draw:stroke="none" svg:stroke-color="#f7f7f7"/>
    </style:style>
    <style:style style:name="ch2" style:family="chart">
      <style:chart-properties chart:auto-position="true"/>
      <style:graphic-properties draw:stroke="none" svg:stroke-color="#f7f7f7" draw:fill="none" draw:fill-color="#000000"/>
      <style:text-properties fo:color="#f7f7f7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f7f7f7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1" chart:tick-mark-position="at-axis"/>
      <style:graphic-properties svg:stroke-color="#f7f7f7"/>
      <style:text-properties fo:font-size="10pt" style:font-size-asian="10pt" style:font-size-complex="10pt"/>
    </style:style>
    <style:style style:name="ch6" style:family="chart" style:data-style-name="N125">
      <style:chart-properties chart:link-data-style-to-source="true"/>
      <style:graphic-properties draw:stroke="none" svg:stroke-color="#f7f7f7" draw:fill-color="#004586"/>
      <style:text-properties fo:font-size="10pt" style:font-size-asian="10pt" style:font-size-complex="10pt"/>
    </style:style>
    <style:style style:name="ch7" style:family="chart">
      <style:chart-properties chart:solid-type="cuboid">
        <chart:label-separator>
          <text:p><text:line-break/></text:p>
        </chart:label-separator>
      </style:chart-properties>
      <style:graphic-properties draw:fill-color="#004586"/>
    </style:style>
    <style:style style:name="ch8" style:family="chart">
      <style:chart-properties chart:solid-type="cuboid">
        <chart:label-separator>
          <text:p><text:line-break/></text:p>
        </chart:label-separator>
      </style:chart-properties>
      <style:graphic-properties draw:fill-color="#ff420e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  <style:graphic-properties draw:fill-color="#ffd320"/>
    </style:style>
    <style:style style:name="ch10" style:family="chart">
      <style:chart-properties chart:solid-type="cuboid">
        <chart:label-separator>
          <text:p><text:line-break/></text:p>
        </chart:label-separator>
      </style:chart-properties>
      <style:graphic-properties draw:fill-color="#579d1c"/>
    </style:style>
    <style:style style:name="ch11" style:family="chart" style:data-style-name="N125">
      <style:chart-properties chart:link-data-style-to-source="true"/>
      <style:graphic-properties draw:stroke="none" svg:stroke-color="#f7f7f7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156cm" svg:height="11.517cm" xlink:href=".." xlink:type="simple" chart:class="chart:circle" chart:style-name="ch1">
        <chart:legend chart:legend-position="end" svg:x="13.687cm" svg:y="4.712cm" style:legend-expansion="high" chart:style-name="ch2"/>
        <chart:plot-area chart:style-name="ch3" table:cell-range-address="Sheet1.A1:Sheet1.C5" chart:data-source-has-labels="both" svg:x="0.303cm" svg:y="0.23cm" svg:width="13.081cm" svg:height="11.057cm">
          <chartooo:coordinate-region svg:x="1.315cm" svg:y="0.231cm" svg:width="11.056cm" svg:height="11.05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/>
          <chart:series chart:style-name="ch6" chart:values-cell-range-address="Sheet1.B2:Sheet1.B5" chart:label-cell-address="Sheet1.B1:Sheet1.B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C2:Sheet1.C5" chart:label-cell-address="Sheet1.C1:Sheet1.C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2</text:p>
                <draw:g>
                  <svg:desc>Sheet1.B1:Sheet1.B1</svg:desc>
                </draw:g>
              </table:table-cell>
              <table:table-cell office:value-type="string">
                <text:p>col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1</text:p>
                <draw:g>
                  <svg:desc>Sheet1.A2:Sheet1.A5</svg:desc>
                </draw:g>
              </table:table-cell>
              <table:table-cell office:value-type="float" office:value="54646">
                <text:p>54646</text:p>
                <draw:g>
                  <svg:desc>Sheet1.B2:Sheet1.B5</svg:desc>
                </draw:g>
              </table:table-cell>
              <table:table-cell office:value-type="float" office:value="21345">
                <text:p>21345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w2</text:p>
              </table:table-cell>
              <table:table-cell office:value-type="float" office:value="44654">
                <text:p>44654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row3</text:p>
              </table:table-cell>
              <table:table-cell office:value-type="float" office:value="66666">
                <text:p>66666</text:p>
              </table:table-cell>
              <table:table-cell office:value-type="float" office:value="44563">
                <text:p>44563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165966">
                <text:p>165966</text:p>
              </table:table-cell>
              <table:table-cell office:value-type="float" office:value="120564">
                <text:p>120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